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5.835cm" svg:y="7.175cm">
            <draw:object draw:notify-on-update-of-ranges="Лист1.B3:Лист1.C3 Лист1.B4:Лист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682cm" svg:height="9.383cm" svg:x="22.641cm" svg:y="6.924cm">
            <draw:object draw:notify-on-update-of-ranges="Лист1.D3:Лист1.G3 Лист1.D4:Лист1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674cm" svg:height="9.382cm" svg:x="5.731cm" svg:y="16.934cm">
            <draw:object draw:notify-on-update-of-ranges="Лист1.H3:Лист1.O3 Лист1.H4:Лист1.O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.223cm" svg:height="9.913cm" svg:x="22.553cm" svg:y="17.16cm">
            <draw:object draw:notify-on-update-of-ranges="Лист1.P3:Лист1.AE3 Лист1.P4:Лист1.A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2cm" svg:height="8.996cm" svg:x="40.236cm" svg:y="7.19cm">
            <draw:object draw:notify-on-update-of-ranges="Лист1.E8:Лист1.G8 Лист1.E9:Лист1.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2cm" svg:height="8.996cm" svg:x="56.488cm" svg:y="7.26cm">
            <draw:object draw:notify-on-update-of-ranges="Лист1.I8:Лист1.L8 Лист1.I9:Лист1.L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12cm" svg:height="8.996cm" svg:x="43.728cm" svg:y="17.436cm">
            <draw:object draw:notify-on-update-of-ranges="Лист1.N8:Лист1.R8 Лист1.N9:Лист1.R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02cm" svg:height="9.031cm" svg:x="6.682cm" svg:y="28.201cm">
            <draw:object draw:notify-on-update-of-ranges="Лист1.A17:Лист1.A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0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P(0)</text:p>
          </table:table-cell>
          <table:table-cell office:value-type="string" calcext:value-type="string">
            <text:p>P(1)</text:p>
          </table:table-cell>
          <table:table-cell office:value-type="string" calcext:value-type="string">
            <text:p>P(00)</text:p>
          </table:table-cell>
          <table:table-cell office:value-type="string" calcext:value-type="string">
            <text:p>P(01)</text:p>
          </table:table-cell>
          <table:table-cell office:value-type="string" calcext:value-type="string">
            <text:p>P(10)</text:p>
          </table:table-cell>
          <table:table-cell office:value-type="string" calcext:value-type="string">
            <text:p>P(11)</text:p>
          </table:table-cell>
          <table:table-cell office:value-type="string" calcext:value-type="string">
            <text:p>P(000)</text:p>
          </table:table-cell>
          <table:table-cell office:value-type="string" calcext:value-type="string">
            <text:p>P(001)</text:p>
          </table:table-cell>
          <table:table-cell office:value-type="string" calcext:value-type="string">
            <text:p>P(010)</text:p>
          </table:table-cell>
          <table:table-cell office:value-type="string" calcext:value-type="string">
            <text:p>P(011)</text:p>
          </table:table-cell>
          <table:table-cell office:value-type="string" calcext:value-type="string">
            <text:p>P(100)</text:p>
          </table:table-cell>
          <table:table-cell office:value-type="string" calcext:value-type="string">
            <text:p>P(101)</text:p>
          </table:table-cell>
          <table:table-cell office:value-type="string" calcext:value-type="string">
            <text:p>P(110)</text:p>
          </table:table-cell>
          <table:table-cell office:value-type="string" calcext:value-type="string">
            <text:p>P1(111)</text:p>
          </table:table-cell>
          <table:table-cell office:value-type="string" calcext:value-type="string">
            <text:p>P(0000)</text:p>
          </table:table-cell>
          <table:table-cell office:value-type="string" calcext:value-type="string">
            <text:p>P(0001)</text:p>
          </table:table-cell>
          <table:table-cell office:value-type="string" calcext:value-type="string">
            <text:p>P(0010)</text:p>
          </table:table-cell>
          <table:table-cell office:value-type="string" calcext:value-type="string">
            <text:p>P(0011)</text:p>
          </table:table-cell>
          <table:table-cell office:value-type="string" calcext:value-type="string">
            <text:p>P(0100)</text:p>
          </table:table-cell>
          <table:table-cell office:value-type="string" calcext:value-type="string">
            <text:p>P(0101)</text:p>
          </table:table-cell>
          <table:table-cell office:value-type="string" calcext:value-type="string">
            <text:p>P(0110)</text:p>
          </table:table-cell>
          <table:table-cell office:value-type="string" calcext:value-type="string">
            <text:p>P(0111)</text:p>
          </table:table-cell>
          <table:table-cell office:value-type="string" calcext:value-type="string">
            <text:p>P(1000)</text:p>
          </table:table-cell>
          <table:table-cell office:value-type="string" calcext:value-type="string">
            <text:p>P(1001)</text:p>
          </table:table-cell>
          <table:table-cell office:value-type="string" calcext:value-type="string">
            <text:p>P(1010)</text:p>
          </table:table-cell>
          <table:table-cell office:value-type="string" calcext:value-type="string">
            <text:p>P(1011)</text:p>
          </table:table-cell>
          <table:table-cell office:value-type="string" calcext:value-type="string">
            <text:p>P(1100)</text:p>
          </table:table-cell>
          <table:table-cell office:value-type="string" calcext:value-type="string">
            <text:p>P(1101)</text:p>
          </table:table-cell>
          <table:table-cell office:value-type="string" calcext:value-type="string">
            <text:p>P(1110)</text:p>
          </table:table-cell>
          <table:table-cell office:value-type="string" calcext:value-type="string">
            <text:p>P(1111)</text:p>
          </table:table-cell>
        </table:table-row>
        <table:table-row table:style-name="ro1">
          <table:table-cell office:value-type="string" calcext:value-type="string">
            <text:p>До маскирования</text:p>
          </table:table-cell>
          <table:table-cell office:value-type="float" office:value="0.508" calcext:value-type="float">
            <text:p>0,508</text:p>
          </table:table-cell>
          <table:table-cell office:value-type="float" office:value="0.492" calcext:value-type="float">
            <text:p>0,492</text:p>
          </table:table-cell>
          <table:table-cell office:value-type="float" office:value="0.281281" calcext:value-type="float">
            <text:p>0,281281</text:p>
          </table:table-cell>
          <table:table-cell office:value-type="float" office:value="0.241241" calcext:value-type="float">
            <text:p>0,241241</text:p>
          </table:table-cell>
          <table:table-cell office:value-type="float" office:value="0.242242" calcext:value-type="float">
            <text:p>0,242242</text:p>
          </table:table-cell>
          <table:table-cell office:value-type="float" office:value="0.235235" calcext:value-type="float">
            <text:p>0,235235</text:p>
          </table:table-cell>
          <table:table-cell office:value-type="float" office:value="0.133267" calcext:value-type="float">
            <text:p>0,133267</text:p>
          </table:table-cell>
          <table:table-cell office:value-type="float" office:value="0.123246" calcext:value-type="float">
            <text:p>0,123246</text:p>
          </table:table-cell>
          <table:table-cell office:value-type="float" office:value="0.11523" calcext:value-type="float">
            <text:p>0,11523</text:p>
          </table:table-cell>
          <table:table-cell office:value-type="float" office:value="0.12024" calcext:value-type="float">
            <text:p>0,12024</text:p>
          </table:table-cell>
          <table:table-cell office:value-type="float" office:value="0.122244" calcext:value-type="float">
            <text:p>0,122244</text:p>
          </table:table-cell>
          <table:table-cell office:value-type="float" office:value="0.112224" calcext:value-type="float">
            <text:p>0,112224</text:p>
          </table:table-cell>
          <table:table-cell office:value-type="float" office:value="0.12024" calcext:value-type="float">
            <text:p>0,12024</text:p>
          </table:table-cell>
          <table:table-cell office:value-type="float" office:value="0.153307" calcext:value-type="float">
            <text:p>0,153307</text:p>
          </table:table-cell>
          <table:table-cell office:value-type="float" office:value="0.0491474" calcext:value-type="float">
            <text:p>0,0491474</text:p>
          </table:table-cell>
          <table:table-cell office:value-type="float" office:value="0.0531595" calcext:value-type="float">
            <text:p>0,0531595</text:p>
          </table:table-cell>
          <table:table-cell office:value-type="float" office:value="0.0621866" calcext:value-type="float">
            <text:p>0,0621866</text:p>
          </table:table-cell>
          <table:table-cell office:value-type="float" office:value="0.0531595" calcext:value-type="float">
            <text:p>0,0531595</text:p>
          </table:table-cell>
          <table:table-cell office:value-type="float" office:value="0.0601805" calcext:value-type="float">
            <text:p>0,0601805</text:p>
          </table:table-cell>
          <table:table-cell office:value-type="float" office:value="0.0792377" calcext:value-type="float">
            <text:p>0,0792377</text:p>
          </table:table-cell>
          <table:table-cell table:number-columns-repeated="2" office:value-type="float" office:value="0.0621866" calcext:value-type="float">
            <text:p>0,0621866</text:p>
          </table:table-cell>
          <table:table-cell office:value-type="float" office:value="0.0541625" calcext:value-type="float">
            <text:p>0,0541625</text:p>
          </table:table-cell>
          <table:table-cell office:value-type="float" office:value="0.0611836" calcext:value-type="float">
            <text:p>0,0611836</text:p>
          </table:table-cell>
          <table:table-cell office:value-type="float" office:value="0.0772317" calcext:value-type="float">
            <text:p>0,0772317</text:p>
          </table:table-cell>
          <table:table-cell office:value-type="float" office:value="0.0712136" calcext:value-type="float">
            <text:p>0,0712136</text:p>
          </table:table-cell>
          <table:table-cell office:value-type="float" office:value="0.0551655" calcext:value-type="float">
            <text:p>0,0551655</text:p>
          </table:table-cell>
          <table:table-cell office:value-type="float" office:value="0.0692076" calcext:value-type="float">
            <text:p>0,0692076</text:p>
          </table:table-cell>
          <table:table-cell office:value-type="float" office:value="0.0621866" calcext:value-type="float">
            <text:p>0,0621866</text:p>
          </table:table-cell>
          <table:table-cell office:value-type="float" office:value="0.0682046" calcext:value-type="float">
            <text:p>0,0682046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office:value-type="string" calcext:value-type="string">
            <text:p>Ноль единиц</text:p>
          </table:table-cell>
          <table:table-cell office:value-type="string" calcext:value-type="string">
            <text:p>Одна единица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 office:value-type="string" calcext:value-type="string">
            <text:p>Три единицы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 office:value-type="string" calcext:value-type="string">
            <text:p>Три единицы</text:p>
          </table:table-cell>
          <table:table-cell office:value-type="string" calcext:value-type="string">
            <text:p>4 единицы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о маскирования с 1</text:p>
          </table:table-cell>
          <table:table-cell office:value-type="float" office:value="0.508" calcext:value-type="float">
            <text:p>0,508</text:p>
          </table:table-cell>
          <table:table-cell office:value-type="float" office:value="0.492" calcext:value-type="float">
            <text:p>0,492</text:p>
          </table:table-cell>
          <table:table-cell/>
          <table:table-cell office:value-type="float" office:value="0.281281" calcext:value-type="float">
            <text:p>0,281281</text:p>
          </table:table-cell>
          <table:table-cell office:value-type="float" office:value="0.483483" calcext:value-type="float">
            <text:p>0,483483</text:p>
          </table:table-cell>
          <table:table-cell office:value-type="float" office:value="0.235235" calcext:value-type="float">
            <text:p>0,235235</text:p>
          </table:table-cell>
          <table:table-cell/>
          <table:table-cell office:value-type="float" office:value="0.133267" calcext:value-type="float">
            <text:p>0,133267</text:p>
          </table:table-cell>
          <table:table-cell office:value-type="float" office:value="0.360721" calcext:value-type="float">
            <text:p>0,360721</text:p>
          </table:table-cell>
          <table:table-cell office:value-type="float" office:value="0.352705" calcext:value-type="float">
            <text:p>0,352705</text:p>
          </table:table-cell>
          <table:table-cell office:value-type="float" office:value="0.153307" calcext:value-type="float">
            <text:p>0,153307</text:p>
          </table:table-cell>
          <table:table-cell/>
          <table:table-cell office:value-type="float" office:value="0.0491474" calcext:value-type="float">
            <text:p>0,0491474</text:p>
          </table:table-cell>
          <table:table-cell office:value-type="float" office:value="0.229689" calcext:value-type="float">
            <text:p>0,229689</text:p>
          </table:table-cell>
          <table:table-cell office:value-type="float" office:value="0.442327" calcext:value-type="float">
            <text:p>0,442327</text:p>
          </table:table-cell>
          <table:table-cell office:value-type="float" office:value="0.264794" calcext:value-type="float">
            <text:p>0,264794</text:p>
          </table:table-cell>
          <table:table-cell office:value-type="float" office:value="0.0682046" calcext:value-type="float">
            <text:p>0,0682046</text:p>
          </table:table-cell>
          <table:table-cell table:number-columns-repeated="13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.0400802" calcext:value-type="float">
            <text:p>0,0400802</text:p>
          </table:table-cell>
          <table:table-cell table:number-columns-repeated="30"/>
        </table:table-row>
        <table:table-row table:style-name="ro1">
          <table:table-cell office:value-type="float" office:value="0.0411234" calcext:value-type="float">
            <text:p>0,0411234</text:p>
          </table:table-cell>
          <table:table-cell table:number-columns-repeated="30"/>
        </table:table-row>
        <table:table-row table:style-name="ro1">
          <table:table-cell office:value-type="float" office:value="0.0401606" calcext:value-type="float">
            <text:p>0,0401606</text:p>
          </table:table-cell>
          <table:table-cell table:number-columns-repeated="30"/>
        </table:table-row>
        <table:table-row table:style-name="ro1">
          <table:table-cell office:value-type="float" office:value="0.039196" calcext:value-type="float">
            <text:p>0,039196</text:p>
          </table:table-cell>
          <table:table-cell table:number-columns-repeated="30"/>
        </table:table-row>
        <table:table-row table:style-name="ro1">
          <table:table-cell office:value-type="float" office:value="0.0382294" calcext:value-type="float">
            <text:p>0,0382294</text:p>
          </table:table-cell>
          <table:table-cell table:number-columns-repeated="30"/>
        </table:table-row>
        <table:table-row table:style-name="ro1">
          <table:table-cell office:value-type="float" office:value="0.0392749" calcext:value-type="float">
            <text:p>0,0392749</text:p>
          </table:table-cell>
          <table:table-cell table:number-columns-repeated="30"/>
        </table:table-row>
        <table:table-row table:style-name="ro1">
          <table:table-cell office:value-type="float" office:value="0.0383065" calcext:value-type="float">
            <text:p>0,0383065</text:p>
          </table:table-cell>
          <table:table-cell table:number-columns-repeated="30"/>
        </table:table-row>
        <table:table-row table:style-name="ro1">
          <table:table-cell office:value-type="float" office:value="0.0393542" calcext:value-type="float">
            <text:p>0,0393542</text:p>
          </table:table-cell>
          <table:table-cell table:number-columns-repeated="30"/>
        </table:table-row>
        <table:table-row table:style-name="ro1">
          <table:table-cell office:value-type="float" office:value="0.040404" calcext:value-type="float">
            <text:p>0,040404</text:p>
          </table:table-cell>
          <table:table-cell table:number-columns-repeated="30"/>
        </table:table-row>
        <table:table-row table:style-name="ro1">
          <table:table-cell office:value-type="float" office:value="0.0394338" calcext:value-type="float">
            <text:p>0,0394338</text:p>
          </table:table-cell>
          <table:table-cell table:number-columns-repeated="30"/>
        </table:table-row>
        <table:table-row table:style-name="ro1">
          <table:table-cell office:value-type="float" office:value="0.0404858" calcext:value-type="float">
            <text:p>0,0404858</text:p>
          </table:table-cell>
          <table:table-cell table:number-columns-repeated="30"/>
        </table:table-row>
        <table:table-row table:style-name="ro1">
          <table:table-cell office:value-type="float" office:value="0.04154" calcext:value-type="float">
            <text:p>0,04154</text:p>
          </table:table-cell>
          <table:table-cell table:number-columns-repeated="30"/>
        </table:table-row>
        <table:table-row table:style-name="ro1">
          <table:table-cell office:value-type="float" office:value="0.040568" calcext:value-type="float">
            <text:p>0,040568</text:p>
          </table:table-cell>
          <table:table-cell table:number-columns-repeated="30"/>
        </table:table-row>
        <table:table-row table:style-name="ro1">
          <table:table-cell office:value-type="float" office:value="0.0395939" calcext:value-type="float">
            <text:p>0,0395939</text:p>
          </table:table-cell>
          <table:table-cell table:number-columns-repeated="30"/>
        </table:table-row>
        <table:table-row table:style-name="ro1">
          <table:table-cell office:value-type="float" office:value="0.0386179" calcext:value-type="float">
            <text:p>0,0386179</text:p>
          </table:table-cell>
          <table:table-cell table:number-columns-repeated="30"/>
        </table:table-row>
        <table:table-row table:style-name="ro1">
          <table:table-cell office:value-type="float" office:value="0.0396745" calcext:value-type="float">
            <text:p>0,0396745</text:p>
          </table:table-cell>
          <table:table-cell table:number-columns-repeated="30"/>
        </table:table-row>
        <table:table-row table:style-name="ro1">
          <table:table-cell office:value-type="float" office:value="0.0407332" calcext:value-type="float">
            <text:p>0,0407332</text:p>
          </table:table-cell>
          <table:table-cell table:number-columns-repeated="30"/>
        </table:table-row>
        <table:table-row table:style-name="ro1">
          <table:table-cell office:value-type="float" office:value="0.0417941" calcext:value-type="float">
            <text:p>0,0417941</text:p>
          </table:table-cell>
          <table:table-cell table:number-columns-repeated="30"/>
        </table:table-row>
        <table:table-row table:style-name="ro1">
          <table:table-cell office:value-type="float" office:value="0.0428571" calcext:value-type="float">
            <text:p>0,0428571</text:p>
          </table:table-cell>
          <table:table-cell table:number-columns-repeated="30"/>
        </table:table-row>
        <table:table-row table:style-name="ro1">
          <table:table-cell office:value-type="float" office:value="0.0439224" calcext:value-type="float">
            <text:p>0,0439224</text:p>
          </table:table-cell>
          <table:table-cell table:number-columns-repeated="30"/>
        </table:table-row>
        <table:table-row table:style-name="ro1">
          <table:table-cell office:value-type="float" office:value="0.0429448" calcext:value-type="float">
            <text:p>0,0429448</text:p>
          </table:table-cell>
          <table:table-cell table:number-columns-repeated="30"/>
        </table:table-row>
        <table:table-row table:style-name="ro1">
          <table:table-cell office:value-type="float" office:value="0.0440123" calcext:value-type="float">
            <text:p>0,0440123</text:p>
          </table:table-cell>
          <table:table-cell table:number-columns-repeated="30"/>
        </table:table-row>
        <table:table-row table:style-name="ro1">
          <table:table-cell office:value-type="float" office:value="0.0430328" calcext:value-type="float">
            <text:p>0,0430328</text:p>
          </table:table-cell>
          <table:table-cell table:number-columns-repeated="30"/>
        </table:table-row>
        <table:table-row table:style-name="ro1">
          <table:table-cell office:value-type="float" office:value="0.0420513" calcext:value-type="float">
            <text:p>0,0420513</text:p>
          </table:table-cell>
          <table:table-cell table:number-columns-repeated="30"/>
        </table:table-row>
        <table:table-row table:style-name="ro1">
          <table:table-cell office:value-type="float" office:value="0.0410678" calcext:value-type="float">
            <text:p>0,0410678</text:p>
          </table:table-cell>
          <table:table-cell table:number-columns-repeated="30"/>
        </table:table-row>
        <table:table-row table:style-name="ro1">
          <table:table-cell office:value-type="float" office:value="0.0421377" calcext:value-type="float">
            <text:p>0,0421377</text:p>
          </table:table-cell>
          <table:table-cell table:number-columns-repeated="30"/>
        </table:table-row>
        <table:table-row table:style-name="ro1">
          <table:table-cell office:value-type="float" office:value="0.0432099" calcext:value-type="float">
            <text:p>0,0432099</text:p>
          </table:table-cell>
          <table:table-cell table:number-columns-repeated="30"/>
        </table:table-row>
        <table:table-row table:style-name="ro1">
          <table:table-cell office:value-type="float" office:value="0.0442842" calcext:value-type="float">
            <text:p>0,0442842</text:p>
          </table:table-cell>
          <table:table-cell table:number-columns-repeated="30"/>
        </table:table-row>
        <table:table-row table:style-name="ro1">
          <table:table-cell office:value-type="float" office:value="0.043299" calcext:value-type="float">
            <text:p>0,043299</text:p>
          </table:table-cell>
          <table:table-cell table:number-columns-repeated="30"/>
        </table:table-row>
        <table:table-row table:style-name="ro1">
          <table:table-cell office:value-type="float" office:value="0.0443756" calcext:value-type="float">
            <text:p>0,0443756</text:p>
          </table:table-cell>
          <table:table-cell table:number-columns-repeated="30"/>
        </table:table-row>
        <table:table-row table:style-name="ro1">
          <table:table-cell office:value-type="float" office:value="0.0454545" calcext:value-type="float">
            <text:p>0,0454545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7:04:49.496771021</meta:creation-date>
    <meta:generator>LibreOffice/7.3.7.2$Linux_X86_64 LibreOffice_project/30$Build-2</meta:generator>
    <dc:date>2023-04-24T17:25:11.930650076</dc:date>
    <meta:editing-duration>PT10M4S</meta:editing-duration>
    <meta:editing-cycles>1</meta:editing-cycles>
    <meta:document-statistic meta:table-count="1" meta:cell-count="12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Лист1.B3:Лист1.C4" chart:data-source-has-labels="row" svg:x="0.287cm" svg:y="0.253cm" svg:width="15.254cm" svg:height="9.086cm">
          <chart:coordinate-region svg:x="1.014cm" svg:y="0.452cm" svg:width="14.527cm" svg:height="8.24cm"/>
          <chart:axis chart:dimension="x" chart:name="primary-x" chart:style-name="ch3" chartooo:axis-type="auto">
            <chartooo:date-scale/>
            <chart:categories table:cell-range-address="Лист1.B3:Лист1.C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4:Лист1.C4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)</text:p>
                <draw:g>
                  <svg:desc>Лист1.B3:Лист1.C3</svg:desc>
                </draw:g>
              </table:table-cell>
              <table:table-cell office:value-type="string">
                <text:p>P(1)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.508">
                <text:p>0.508</text:p>
                <draw:g>
                  <svg:desc>Лист1.B4:Лист1.C4</svg:desc>
                </draw:g>
              </table:table-cell>
              <table:table-cell office:value-type="float" office:value="0.492">
                <text:p>0.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83cm" svg:height="9.384cm" xlink:href=".." xlink:type="simple" chart:class="chart:bar" chart:style-name="ch1">
        <chart:plot-area chart:style-name="ch2" table:cell-range-address="Лист1.D3:Лист1.G4" chart:data-source-has-labels="row" svg:x="0.328cm" svg:y="0.271cm" svg:width="15.758cm" svg:height="9.058cm">
          <chart:coordinate-region svg:x="1.055cm" svg:y="0.47cm" svg:width="15.031cm" svg:height="8.212cm"/>
          <chart:axis chart:dimension="x" chart:name="primary-x" chart:style-name="ch3" chartooo:axis-type="auto">
            <chartooo:date-scale/>
            <chart:categories table:cell-range-address="Лист1.D3:Лист1.G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G4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)</text:p>
                <draw:g>
                  <svg:desc>Лист1.D3:Лист1.G3</svg:desc>
                </draw:g>
              </table:table-cell>
              <table:table-cell office:value-type="string">
                <text:p>P(01)</text:p>
              </table:table-cell>
              <table:table-cell office:value-type="string">
                <text:p>P(10)</text:p>
              </table:table-cell>
              <table:table-cell office:value-type="string">
                <text:p>P(11)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.281281">
                <text:p>0.281281</text:p>
                <draw:g>
                  <svg:desc>Лист1.D4:Лист1.G4</svg:desc>
                </draw:g>
              </table:table-cell>
              <table:table-cell office:value-type="float" office:value="0.241241">
                <text:p>0.241241</text:p>
              </table:table-cell>
              <table:table-cell office:value-type="float" office:value="0.242242">
                <text:p>0.242242</text:p>
              </table:table-cell>
              <table:table-cell office:value-type="float" office:value="0.235235">
                <text:p>0.235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75cm" svg:height="9.383cm" xlink:href=".." xlink:type="simple" chart:class="chart:bar" chart:style-name="ch1">
        <chart:plot-area chart:style-name="ch2" table:cell-range-address="Лист1.H3:Лист1.O4" chart:data-source-has-labels="row" svg:x="0.327cm" svg:y="0.27cm" svg:width="15.75cm" svg:height="9.057cm">
          <chart:coordinate-region svg:x="1.054cm" svg:y="0.469cm" svg:width="15.023cm" svg:height="8.211cm"/>
          <chart:axis chart:dimension="x" chart:name="primary-x" chart:style-name="ch3" chartooo:axis-type="auto">
            <chartooo:date-scale/>
            <chart:categories table:cell-range-address="Лист1.H3:Лист1.O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H4:Лист1.O4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0)</text:p>
                <draw:g>
                  <svg:desc>Лист1.H3:Лист1.O3</svg:desc>
                </draw:g>
              </table:table-cell>
              <table:table-cell office:value-type="string">
                <text:p>P(001)</text:p>
              </table:table-cell>
              <table:table-cell office:value-type="string">
                <text:p>P(010)</text:p>
              </table:table-cell>
              <table:table-cell office:value-type="string">
                <text:p>P(011)</text:p>
              </table:table-cell>
              <table:table-cell office:value-type="string">
                <text:p>P(100)</text:p>
              </table:table-cell>
              <table:table-cell office:value-type="string">
                <text:p>P(101)</text:p>
              </table:table-cell>
              <table:table-cell office:value-type="string">
                <text:p>P(110)</text:p>
              </table:table-cell>
              <table:table-cell office:value-type="string">
                <text:p>P1(111)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.133267">
                <text:p>0.133267</text:p>
                <draw:g>
                  <svg:desc>Лист1.H4:Лист1.O4</svg:desc>
                </draw:g>
              </table:table-cell>
              <table:table-cell office:value-type="float" office:value="0.123246">
                <text:p>0.123246</text:p>
              </table:table-cell>
              <table:table-cell office:value-type="float" office:value="0.11523">
                <text:p>0.11523</text:p>
              </table:table-cell>
              <table:table-cell office:value-type="float" office:value="0.12024">
                <text:p>0.12024</text:p>
              </table:table-cell>
              <table:table-cell office:value-type="float" office:value="0.122244">
                <text:p>0.122244</text:p>
              </table:table-cell>
              <table:table-cell office:value-type="float" office:value="0.112224">
                <text:p>0.112224</text:p>
              </table:table-cell>
              <table:table-cell office:value-type="float" office:value="0.12024">
                <text:p>0.12024</text:p>
              </table:table-cell>
              <table:table-cell office:value-type="float" office:value="0.153307">
                <text:p>0.1533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24cm" svg:height="9.914cm" xlink:href=".." xlink:type="simple" chart:class="chart:bar" chart:style-name="ch1">
        <chart:plot-area chart:style-name="ch2" table:cell-range-address="Лист1.P3:Лист1.AE4" chart:data-source-has-labels="row" svg:x="0.55cm" svg:y="0.296cm" svg:width="17.392cm" svg:height="8.961cm">
          <chart:coordinate-region svg:x="1.277cm" svg:y="0.495cm" svg:width="16.665cm" svg:height="7.39cm"/>
          <chart:axis chart:dimension="x" chart:name="primary-x" chart:style-name="ch3" chartooo:axis-type="auto">
            <chartooo:date-scale/>
            <chart:categories table:cell-range-address="Лист1.P3:Лист1.AE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P4:Лист1.AE4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00)</text:p>
                <draw:g>
                  <svg:desc>Лист1.P3:Лист1.AE3</svg:desc>
                </draw:g>
              </table:table-cell>
              <table:table-cell office:value-type="string">
                <text:p>P(0001)</text:p>
              </table:table-cell>
              <table:table-cell office:value-type="string">
                <text:p>P(0010)</text:p>
              </table:table-cell>
              <table:table-cell office:value-type="string">
                <text:p>P(0011)</text:p>
              </table:table-cell>
              <table:table-cell office:value-type="string">
                <text:p>P(0100)</text:p>
              </table:table-cell>
              <table:table-cell office:value-type="string">
                <text:p>P(0101)</text:p>
              </table:table-cell>
              <table:table-cell office:value-type="string">
                <text:p>P(0110)</text:p>
              </table:table-cell>
              <table:table-cell office:value-type="string">
                <text:p>P(0111)</text:p>
              </table:table-cell>
              <table:table-cell office:value-type="string">
                <text:p>P(1000)</text:p>
              </table:table-cell>
              <table:table-cell office:value-type="string">
                <text:p>P(1001)</text:p>
              </table:table-cell>
              <table:table-cell office:value-type="string">
                <text:p>P(1010)</text:p>
              </table:table-cell>
              <table:table-cell office:value-type="string">
                <text:p>P(1011)</text:p>
              </table:table-cell>
              <table:table-cell office:value-type="string">
                <text:p>P(1100)</text:p>
              </table:table-cell>
              <table:table-cell office:value-type="string">
                <text:p>P(1101)</text:p>
              </table:table-cell>
              <table:table-cell office:value-type="string">
                <text:p>P(1110)</text:p>
              </table:table-cell>
              <table:table-cell office:value-type="string">
                <text:p>P(1111)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.0491474">
                <text:p>0.0491474</text:p>
                <draw:g>
                  <svg:desc>Лист1.P4:Лист1.AE4</svg:desc>
                </draw:g>
              </table:table-cell>
              <table:table-cell office:value-type="float" office:value="0.0531595">
                <text:p>0.0531595</text:p>
              </table:table-cell>
              <table:table-cell office:value-type="float" office:value="0.0621866">
                <text:p>0.0621866</text:p>
              </table:table-cell>
              <table:table-cell office:value-type="float" office:value="0.0531595">
                <text:p>0.0531595</text:p>
              </table:table-cell>
              <table:table-cell office:value-type="float" office:value="0.0601805">
                <text:p>0.0601805</text:p>
              </table:table-cell>
              <table:table-cell office:value-type="float" office:value="0.0792377">
                <text:p>0.0792377</text:p>
              </table:table-cell>
              <table:table-cell office:value-type="float" office:value="0.0621866">
                <text:p>0.0621866</text:p>
              </table:table-cell>
              <table:table-cell office:value-type="float" office:value="0.0621866">
                <text:p>0.0621866</text:p>
              </table:table-cell>
              <table:table-cell office:value-type="float" office:value="0.0541625">
                <text:p>0.0541625</text:p>
              </table:table-cell>
              <table:table-cell office:value-type="float" office:value="0.0611836">
                <text:p>0.0611836</text:p>
              </table:table-cell>
              <table:table-cell office:value-type="float" office:value="0.0772317">
                <text:p>0.0772317</text:p>
              </table:table-cell>
              <table:table-cell office:value-type="float" office:value="0.0712136">
                <text:p>0.0712136</text:p>
              </table:table-cell>
              <table:table-cell office:value-type="float" office:value="0.0551655">
                <text:p>0.0551655</text:p>
              </table:table-cell>
              <table:table-cell office:value-type="float" office:value="0.0692076">
                <text:p>0.0692076</text:p>
              </table:table-cell>
              <table:table-cell office:value-type="float" office:value="0.0621866">
                <text:p>0.0621866</text:p>
              </table:table-cell>
              <table:table-cell office:value-type="float" office:value="0.0682046">
                <text:p>0.06820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bar" chart:style-name="ch1">
        <chart:plot-area chart:style-name="ch2" table:cell-range-address="Лист1.E8:Лист1.G9" chart:data-source-has-labels="row" svg:x="0.285cm" svg:y="0.252cm" svg:width="15.264cm" svg:height="8.46cm">
          <chart:coordinate-region svg:x="1.012cm" svg:y="0.451cm" svg:width="14.537cm" svg:height="7.614cm"/>
          <chart:axis chart:dimension="x" chart:name="primary-x" chart:style-name="ch3" chartooo:axis-type="auto">
            <chartooo:date-scale/>
            <chart:categories table:cell-range-address="Лист1.E8:Лист1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9:Лист1.G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E8:Лист1.G8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0.281281">
                <text:p>0.281281</text:p>
                <draw:g>
                  <svg:desc>Лист1.E9:Лист1.G9</svg:desc>
                </draw:g>
              </table:table-cell>
              <table:table-cell office:value-type="float" office:value="0.483483">
                <text:p>0.483483</text:p>
              </table:table-cell>
              <table:table-cell office:value-type="float" office:value="0.235235">
                <text:p>0.235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bar" chart:style-name="ch1">
        <chart:plot-area chart:style-name="ch2" table:cell-range-address="Лист1.I8:Лист1.L9" chart:data-source-has-labels="row" svg:x="0.283cm" svg:y="0.252cm" svg:width="15.264cm" svg:height="8.46cm">
          <chart:coordinate-region svg:x="1.01cm" svg:y="0.451cm" svg:width="14.537cm" svg:height="7.614cm"/>
          <chart:axis chart:dimension="x" chart:name="primary-x" chart:style-name="ch3" chartooo:axis-type="auto">
            <chartooo:date-scale/>
            <chart:categories table:cell-range-address="Лист1.I8:Лист1.L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I9:Лист1.L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I8:Лист1.L8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  <table:table-cell office:value-type="string">
                <text:p>Три единицы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0.133267">
                <text:p>0.133267</text:p>
                <draw:g>
                  <svg:desc>Лист1.I9:Лист1.L9</svg:desc>
                </draw:g>
              </table:table-cell>
              <table:table-cell office:value-type="float" office:value="0.360721">
                <text:p>0.360721</text:p>
              </table:table-cell>
              <table:table-cell office:value-type="float" office:value="0.352705">
                <text:p>0.352705</text:p>
              </table:table-cell>
              <table:table-cell office:value-type="float" office:value="0.153307">
                <text:p>0.153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bar" chart:style-name="ch1">
        <chart:plot-area chart:style-name="ch2" table:cell-range-address="Лист1.N8:Лист1.R9" chart:data-source-has-labels="row" svg:x="0.281cm" svg:y="0.252cm" svg:width="15.264cm" svg:height="8.46cm">
          <chart:coordinate-region svg:x="1.008cm" svg:y="0.451cm" svg:width="14.537cm" svg:height="7.614cm"/>
          <chart:axis chart:dimension="x" chart:name="primary-x" chart:style-name="ch3" chartooo:axis-type="auto">
            <chartooo:date-scale/>
            <chart:categories table:cell-range-address="Лист1.N8:Лист1.R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N9:Лист1.R9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N8:Лист1.R8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  <table:table-cell office:value-type="string">
                <text:p>Три единицы</text:p>
              </table:table-cell>
              <table:table-cell office:value-type="string">
                <text:p>4 единицы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0.0491474">
                <text:p>0.0491474</text:p>
                <draw:g>
                  <svg:desc>Лист1.N9:Лист1.R9</svg:desc>
                </draw:g>
              </table:table-cell>
              <table:table-cell office:value-type="float" office:value="0.229689">
                <text:p>0.229689</text:p>
              </table:table-cell>
              <table:table-cell office:value-type="float" office:value="0.442327">
                <text:p>0.442327</text:p>
              </table:table-cell>
              <table:table-cell office:value-type="float" office:value="0.264794">
                <text:p>0.264794</text:p>
              </table:table-cell>
              <table:table-cell office:value-type="float" office:value="0.0682046">
                <text:p>0.06820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line" chart:style-name="ch1">
        <chart:plot-area chart:style-name="ch2" table:cell-range-address="Лист1.A17:Лист1.A47" svg:x="0.193cm" svg:y="0.139cm" svg:width="15.551cm" svg:height="8.669cm">
          <chart:coordinate-region svg:x="1.026cm" svg:y="0.338cm" svg:width="14.531cm" svg:height="8.2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A17:Лист1.A47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7:Лист1.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0802">
                <text:p>0.0400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1234">
                <text:p>0.041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1606">
                <text:p>0.0401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196">
                <text:p>0.039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2294">
                <text:p>0.0382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2749">
                <text:p>0.0392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3065">
                <text:p>0.0383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3542">
                <text:p>0.0393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404">
                <text:p>0.040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4338">
                <text:p>0.0394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4858">
                <text:p>0.0404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54">
                <text:p>0.0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568">
                <text:p>0.040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5939">
                <text:p>0.0395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6179">
                <text:p>0.0386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96745">
                <text:p>0.0396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7332">
                <text:p>0.0407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7941">
                <text:p>0.0417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8571">
                <text:p>0.0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39224">
                <text:p>0.0439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9448">
                <text:p>0.042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0123">
                <text:p>0.0440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0328">
                <text:p>0.0430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0513">
                <text:p>0.0420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0678">
                <text:p>0.0410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1377">
                <text:p>0.0421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2099">
                <text:p>0.0432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42842">
                <text:p>0.0442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3299">
                <text:p>0.043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3756">
                <text:p>0.04437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